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5-07-0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5-04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5-01-0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4-10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4-07-0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4-04-0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4-01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3-10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3-07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3-01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2-10-0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2-07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2-04-0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2-01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1-10-0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1-07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1-04-0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1-01-0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40848" calcext:value-type="float">
            <text:p>37.86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59576774193" calcext:value-type="float">
            <text:p>37.78595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1984" calcext:value-type="float">
            <text:p>37.70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61138064516" calcext:value-type="float">
            <text:p>37.8061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90259310345" calcext:value-type="float">
            <text:p>37.97902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37421935484" calcext:value-type="float">
            <text:p>38.0037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22441290323" calcext:value-type="float">
            <text:p>38.0622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9992" calcext:value-type="float">
            <text:p>38.11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85162580645" calcext:value-type="float">
            <text:p>38.2485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24432" calcext:value-type="float">
            <text:p>38.2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94041290323" calcext:value-type="float">
            <text:p>38.1994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5361290323" calcext:value-type="float">
            <text:p>38.1125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95632" calcext:value-type="float">
            <text:p>38.05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46038709677" calcext:value-type="float">
            <text:p>38.064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8924" calcext:value-type="float">
            <text:p>38.051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26325714286" calcext:value-type="float">
            <text:p>38.26263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5612903226" calcext:value-type="float">
            <text:p>38.301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40539354839" calcext:value-type="float">
            <text:p>38.384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18688" calcext:value-type="float">
            <text:p>38.4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88601290323" calcext:value-type="float">
            <text:p>38.4188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0824" calcext:value-type="float">
            <text:p>38.42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9202580645" calcext:value-type="float">
            <text:p>38.432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94095483871" calcext:value-type="float">
            <text:p>38.439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3032" calcext:value-type="float">
            <text:p>38.3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0080516129" calcext:value-type="float">
            <text:p>38.400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7576" calcext:value-type="float">
            <text:p>38.39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6984" calcext:value-type="float">
            <text:p>38.6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40304516129" calcext:value-type="float">
            <text:p>38.614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46064" calcext:value-type="float">
            <text:p>38.6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6433548387" calcext:value-type="float">
            <text:p>38.7246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47256" calcext:value-type="float">
            <text:p>38.77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71075555556" calcext:value-type="float">
            <text:p>38.777107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7704" calcext:value-type="float">
            <text:p>46.9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326" calcext:value-type="float">
            <text:p>45.1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15028571429" calcext:value-type="float">
            <text:p>44.681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48537142857" calcext:value-type="float">
            <text:p>45.4748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77702857143" calcext:value-type="float">
            <text:p>47.1477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78422857143" calcext:value-type="float">
            <text:p>45.4378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6241" calcext:value-type="float">
            <text:p>46.886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4514285714" calcext:value-type="float">
            <text:p>48.896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36022857143" calcext:value-type="float">
            <text:p>49.6136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1628" calcext:value-type="float">
            <text:p>49.6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5296" calcext:value-type="float">
            <text:p>49.4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85508571429" calcext:value-type="float">
            <text:p>50.0185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74411428571" calcext:value-type="float">
            <text:p>48.9774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85302857143" calcext:value-type="float">
            <text:p>49.4185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74217142857" calcext:value-type="float">
            <text:p>49.2574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5924" calcext:value-type="float">
            <text:p>49.17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42651428571" calcext:value-type="float">
            <text:p>49.4742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07131428571" calcext:value-type="float">
            <text:p>50.0107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74331428571" calcext:value-type="float">
            <text:p>50.4374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0984" calcext:value-type="float">
            <text:p>50.2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82194285714" calcext:value-type="float">
            <text:p>50.0882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08651428571" calcext:value-type="float">
            <text:p>48.9408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172" calcext:value-type="float">
            <text:p>47.73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4674285714" calcext:value-type="float">
            <text:p>45.9764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1485714286" calcext:value-type="float">
            <text:p>45.058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0032" calcext:value-type="float">
            <text:p>46.2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3248" calcext:value-type="float">
            <text:p>46.0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9255" calcext:value-type="float">
            <text:p>47.379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3052" calcext:value-type="float">
            <text:p>48.80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0177" calcext:value-type="float">
            <text:p>48.660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31771428571" calcext:value-type="float">
            <text:p>49.9131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0015" calcext:value-type="float">
            <text:p>49.650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61588571429" calcext:value-type="float">
            <text:p>48.4061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3405714286" calcext:value-type="float">
            <text:p>48.4993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78468571428" calcext:value-type="float">
            <text:p>48.957846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39565714286" calcext:value-type="float">
            <text:p>48.0939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74826666667" calcext:value-type="float">
            <text:p>47.5074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1" calcext:value-type="float">
            <text:p>48.6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62592" calcext:value-type="float">
            <text:p>47.94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236" calcext:value-type="float">
            <text:p>49.38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4765714286" calcext:value-type="float">
            <text:p>51.1114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8616" calcext:value-type="float">
            <text:p>49.3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122" calcext:value-type="float">
            <text:p>47.8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628" calcext:value-type="float">
            <text:p>48.20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6768" calcext:value-type="float">
            <text:p>50.0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3005714286" calcext:value-type="float">
            <text:p>51.6083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636" calcext:value-type="float">
            <text:p>51.3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218" calcext:value-type="float">
            <text:p>51.7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4407" calcext:value-type="float">
            <text:p>52.024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1596" calcext:value-type="float">
            <text:p>51.63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58605714286" calcext:value-type="float">
            <text:p>51.1358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403" calcext:value-type="float">
            <text:p>51.992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10613333333" calcext:value-type="float">
            <text:p>51.8410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317" calcext:value-type="float">
            <text:p>52.03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9498" calcext:value-type="float">
            <text:p>51.60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4217" calcext:value-type="float">
            <text:p>50.504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4681" calcext:value-type="float">
            <text:p>49.644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92853333333" calcext:value-type="float">
            <text:p>50.83928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2388" calcext:value-type="float">
            <text:p>51.8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9784" calcext:value-type="float">
            <text:p>52.1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0091428571" calcext:value-type="float">
            <text:p>51.9980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82022857143" calcext:value-type="float">
            <text:p>52.1282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7231" calcext:value-type="float">
            <text:p>50.997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7092" calcext:value-type="float">
            <text:p>50.64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8506666667" calcext:value-type="float">
            <text:p>51.7218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0983" calcext:value-type="float">
            <text:p>52.060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4968" calcext:value-type="float">
            <text:p>50.9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5874285714" calcext:value-type="float">
            <text:p>51.5085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5806" calcext:value-type="float">
            <text:p>51.0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4032" calcext:value-type="float">
            <text:p>51.5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11257142857" calcext:value-type="float">
            <text:p>51.461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6544" calcext:value-type="float">
            <text:p>50.3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58822857143" calcext:value-type="float">
            <text:p>48.8058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61236363636" calcext:value-type="float">
            <text:p>47.9561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41226666667" calcext:value-type="float">
            <text:p>48.5641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0884" calcext:value-type="float">
            <text:p>48.2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9392" calcext:value-type="float">
            <text:p>48.7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96982857143" calcext:value-type="float">
            <text:p>49.6196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331" calcext:value-type="float">
            <text:p>52.940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5751" calcext:value-type="float">
            <text:p>54.395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749" calcext:value-type="float">
            <text:p>58.570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41451428572" calcext:value-type="float">
            <text:p>59.94414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6304" calcext:value-type="float">
            <text:p>59.8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4232" calcext:value-type="float">
            <text:p>59.5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866" calcext:value-type="float">
            <text:p>61.03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12422857143" calcext:value-type="float">
            <text:p>61.2112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23851428571" calcext:value-type="float">
            <text:p>61.1023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3028" calcext:value-type="float">
            <text:p>60.80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20912" calcext:value-type="float">
            <text:p>61.84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9015" calcext:value-type="float">
            <text:p>60.699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4354285714" calcext:value-type="float">
            <text:p>61.3414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8792" calcext:value-type="float">
            <text:p>61.7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17177142857" calcext:value-type="float">
            <text:p>61.5317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36137142857" calcext:value-type="float">
            <text:p>58.41361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50857142857" calcext:value-type="float">
            <text:p>60.285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0011428572" calcext:value-type="float">
            <text:p>59.554001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213" calcext:value-type="float">
            <text:p>58.95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9908571429" calcext:value-type="float">
            <text:p>60.39699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7952" calcext:value-type="float">
            <text:p>58.7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1936" calcext:value-type="float">
            <text:p>59.4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874" calcext:value-type="float">
            <text:p>57.28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694" calcext:value-type="float">
            <text:p>59.33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8281" calcext:value-type="float">
            <text:p>59.3982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60742857143" calcext:value-type="float">
            <text:p>59.486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02811428571" calcext:value-type="float">
            <text:p>60.2702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2149" calcext:value-type="float">
            <text:p>58.342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9708" calcext:value-type="float">
            <text:p>59.63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69097142857" calcext:value-type="float">
            <text:p>58.8769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74586666667" calcext:value-type="float">
            <text:p>59.5074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26845714286" calcext:value-type="float">
            <text:p>59.2526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3215" calcext:value-type="float">
            <text:p>60.013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0492" calcext:value-type="float">
            <text:p>61.34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6279" calcext:value-type="float">
            <text:p>60.906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874" calcext:value-type="float">
            <text:p>60.713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0205714286" calcext:value-type="float">
            <text:p>60.7980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77702857143" calcext:value-type="float">
            <text:p>58.5777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4438" calcext:value-type="float">
            <text:p>60.654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7056" calcext:value-type="float">
            <text:p>59.7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86693333333" calcext:value-type="float">
            <text:p>60.3886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74902857143" calcext:value-type="float">
            <text:p>60.1474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65508571429" calcext:value-type="float">
            <text:p>60.6865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4004" calcext:value-type="float">
            <text:p>59.2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219" calcext:value-type="float">
            <text:p>60.045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39152" calcext:value-type="float">
            <text:p>60.43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6896" calcext:value-type="float">
            <text:p>58.4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1405714286" calcext:value-type="float">
            <text:p>59.0911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85222857143" calcext:value-type="float">
            <text:p>58.4985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4372" calcext:value-type="float">
            <text:p>59.36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1096" calcext:value-type="float">
            <text:p>57.7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91702857143" calcext:value-type="float">
            <text:p>54.5391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067" calcext:value-type="float">
            <text:p>57.305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8528" calcext:value-type="float">
            <text:p>56.5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0188" calcext:value-type="float">
            <text:p>58.4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9161" calcext:value-type="float">
            <text:p>55.009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5394285714" calcext:value-type="float">
            <text:p>57.9825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84034285714" calcext:value-type="float">
            <text:p>58.4184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48502857143" calcext:value-type="float">
            <text:p>58.0748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30034285714" calcext:value-type="float">
            <text:p>57.1230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2524" calcext:value-type="float">
            <text:p>56.26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75866666667" calcext:value-type="float">
            <text:p>55.1975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54182857143" calcext:value-type="float">
            <text:p>57.2854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79146666667" calcext:value-type="float">
            <text:p>58.8379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49645714286" calcext:value-type="float">
            <text:p>58.44496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78251428571" calcext:value-type="float">
            <text:p>55.0978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07104" calcext:value-type="float">
            <text:p>56.28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7296" calcext:value-type="float">
            <text:p>56.20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02068571429" calcext:value-type="float">
            <text:p>56.4102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3633" calcext:value-type="float">
            <text:p>58.023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6264" calcext:value-type="float">
            <text:p>59.5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226" calcext:value-type="float">
            <text:p>61.2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774" calcext:value-type="float">
            <text:p>60.65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5884" calcext:value-type="float">
            <text:p>61.55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8372" calcext:value-type="float">
            <text:p>60.88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2092" calcext:value-type="float">
            <text:p>60.17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412" calcext:value-type="float">
            <text:p>60.31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3852" calcext:value-type="float">
            <text:p>57.74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568" calcext:value-type="float">
            <text:p>59.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8952" calcext:value-type="float">
            <text:p>59.1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6556" calcext:value-type="float">
            <text:p>60.83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8316" calcext:value-type="float">
            <text:p>60.94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6772" calcext:value-type="float">
            <text:p>59.51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884" calcext:value-type="float">
            <text:p>60.5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2864" calcext:value-type="float">
            <text:p>60.12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7444" calcext:value-type="float">
            <text:p>60.0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1012" calcext:value-type="float">
            <text:p>60.4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932" calcext:value-type="float">
            <text:p>60.92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9148" calcext:value-type="float">
            <text:p>60.23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046" calcext:value-type="float">
            <text:p>60.83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916" calcext:value-type="float">
            <text:p>59.6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9806" calcext:value-type="float">
            <text:p>60.169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6576" calcext:value-type="float">
            <text:p>58.4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6784" calcext:value-type="float">
            <text:p>58.5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192" calcext:value-type="float">
            <text:p>58.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94" calcext:value-type="float">
            <text:p>58.6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0932" calcext:value-type="float">
            <text:p>57.24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5436" calcext:value-type="float">
            <text:p>60.7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9632" calcext:value-type="float">
            <text:p>60.8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924" calcext:value-type="float">
            <text:p>61.2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4312" calcext:value-type="float">
            <text:p>61.4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532" calcext:value-type="float">
            <text:p>60.00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2156" calcext:value-type="float">
            <text:p>61.1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7856" calcext:value-type="float">
            <text:p>61.0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632" calcext:value-type="float">
            <text:p>60.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44" calcext:value-type="float">
            <text:p>59.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9372" calcext:value-type="float">
            <text:p>61.26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3144" calcext:value-type="float">
            <text:p>61.2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5292" calcext:value-type="float">
            <text:p>60.3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2688" calcext:value-type="float">
            <text:p>60.6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0144" calcext:value-type="float">
            <text:p>60.0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052" calcext:value-type="float">
            <text:p>59.72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1948" calcext:value-type="float">
            <text:p>58.51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5156" calcext:value-type="float">
            <text:p>58.5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1084" calcext:value-type="float">
            <text:p>58.7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292" calcext:value-type="float">
            <text:p>57.45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38" calcext:value-type="float">
            <text:p>58.53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34" calcext:value-type="float">
            <text:p>58.98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316" calcext:value-type="float">
            <text:p>60.8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172" calcext:value-type="float">
            <text:p>59.54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6256" calcext:value-type="float">
            <text:p>59.7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26" calcext:value-type="float">
            <text:p>59.48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7188" calcext:value-type="float">
            <text:p>59.79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3932" calcext:value-type="float">
            <text:p>59.65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836" calcext:value-type="float">
            <text:p>59.7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1204" calcext:value-type="float">
            <text:p>58.40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942" calcext:value-type="float">
            <text:p>60.12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9552" calcext:value-type="float">
            <text:p>60.1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8344" calcext:value-type="float">
            <text:p>59.6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3476" calcext:value-type="float">
            <text:p>59.05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1064" calcext:value-type="float">
            <text:p>59.8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0548" calcext:value-type="float">
            <text:p>60.01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908" calcext:value-type="float">
            <text:p>58.6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616" calcext:value-type="float">
            <text:p>59.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0036" calcext:value-type="float">
            <text:p>58.20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9512" calcext:value-type="float">
            <text:p>59.8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8192" calcext:value-type="float">
            <text:p>60.7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67904" calcext:value-type="float">
            <text:p>59.20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1728" calcext:value-type="float">
            <text:p>59.2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7556" calcext:value-type="float">
            <text:p>61.21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92" calcext:value-type="float">
            <text:p>60.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8628" calcext:value-type="float">
            <text:p>59.88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432" calcext:value-type="float">
            <text:p>58.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892" calcext:value-type="float">
            <text:p>60.6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3064" calcext:value-type="float">
            <text:p>60.5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644" calcext:value-type="float">
            <text:p>59.7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34" calcext:value-type="float">
            <text:p>60.12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78" calcext:value-type="float">
            <text:p>59.8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614" calcext:value-type="float">
            <text:p>60.55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688" calcext:value-type="float">
            <text:p>60.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9136" calcext:value-type="float">
            <text:p>59.8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418" calcext:value-type="float">
            <text:p>60.11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2536" calcext:value-type="float">
            <text:p>60.4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1288" calcext:value-type="float">
            <text:p>60.8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026" calcext:value-type="float">
            <text:p>60.5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42" calcext:value-type="float">
            <text:p>61.14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68" calcext:value-type="float">
            <text:p>60.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82" calcext:value-type="float">
            <text:p>60.4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242" calcext:value-type="float">
            <text:p>58.7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446" calcext:value-type="float">
            <text:p>54.73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476" calcext:value-type="float">
            <text:p>59.6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275" calcext:value-type="float">
            <text:p>60.1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894" calcext:value-type="float">
            <text:p>60.09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9" calcext:value-type="float">
            <text:p>59.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5796" calcext:value-type="float">
            <text:p>58.56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864" calcext:value-type="float">
            <text:p>60.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64" calcext:value-type="float">
            <text:p>60.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0936" calcext:value-type="float">
            <text:p>60.3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9944" calcext:value-type="float">
            <text:p>61.0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516" calcext:value-type="float">
            <text:p>58.7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3308" calcext:value-type="float">
            <text:p>60.5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7888" calcext:value-type="float">
            <text:p>60.3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476" calcext:value-type="float">
            <text:p>59.68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048" calcext:value-type="float">
            <text:p>59.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684" calcext:value-type="float">
            <text:p>58.5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7736" calcext:value-type="float">
            <text:p>60.1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8732" calcext:value-type="float">
            <text:p>59.95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868" calcext:value-type="float">
            <text:p>59.2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1696" calcext:value-type="float">
            <text:p>57.5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68" calcext:value-type="float">
            <text:p>59.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1588" calcext:value-type="float">
            <text:p>59.44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2424" calcext:value-type="float">
            <text:p>58.0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6316" calcext:value-type="float">
            <text:p>55.10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8052" calcext:value-type="float">
            <text:p>55.7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164" calcext:value-type="float">
            <text:p>55.28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25472" calcext:value-type="float">
            <text:p>54.82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264" calcext:value-type="float">
            <text:p>54.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6356" calcext:value-type="float">
            <text:p>55.42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6436" calcext:value-type="float">
            <text:p>57.3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2564" calcext:value-type="float">
            <text:p>57.85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1" calcext:value-type="float">
            <text:p>56.6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2632" calcext:value-type="float">
            <text:p>58.1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908" calcext:value-type="float">
            <text:p>56.5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8452" calcext:value-type="float">
            <text:p>57.71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6256" calcext:value-type="float">
            <text:p>56.89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4112" calcext:value-type="float">
            <text:p>56.0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116" calcext:value-type="float">
            <text:p>56.2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7932" calcext:value-type="float">
            <text:p>56.09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774" calcext:value-type="float">
            <text:p>53.03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5168" calcext:value-type="float">
            <text:p>53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374" calcext:value-type="float">
            <text:p>52.78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674" calcext:value-type="float">
            <text:p>53.92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5092" calcext:value-type="float">
            <text:p>53.69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8496" calcext:value-type="float">
            <text:p>52.2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556" calcext:value-type="float">
            <text:p>51.8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9608" calcext:value-type="float">
            <text:p>51.2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602" calcext:value-type="float">
            <text:p>51.97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8828" calcext:value-type="float">
            <text:p>50.05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3388" calcext:value-type="float">
            <text:p>52.25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1676" calcext:value-type="float">
            <text:p>51.00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4592" calcext:value-type="float">
            <text:p>52.2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076" calcext:value-type="float">
            <text:p>51.15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4032" calcext:value-type="float">
            <text:p>51.5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7448" calcext:value-type="float">
            <text:p>51.7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2976" calcext:value-type="float">
            <text:p>49.9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0356" calcext:value-type="float">
            <text:p>53.14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562" calcext:value-type="float">
            <text:p>52.58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664" calcext:value-type="float">
            <text:p>51.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5112" calcext:value-type="float">
            <text:p>52.5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536" calcext:value-type="float">
            <text:p>51.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8544" calcext:value-type="float">
            <text:p>51.0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992" calcext:value-type="float">
            <text:p>50.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148" calcext:value-type="float">
            <text:p>48.6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334" calcext:value-type="float">
            <text:p>50.8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476" calcext:value-type="float">
            <text:p>52.0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0792" calcext:value-type="float">
            <text:p>52.3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6" calcext:value-type="float">
            <text:p>49.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586" calcext:value-type="float">
            <text:p>50.6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82" calcext:value-type="float">
            <text:p>48.59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4176" calcext:value-type="float">
            <text:p>50.6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272" calcext:value-type="float">
            <text:p>50.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3752" calcext:value-type="float">
            <text:p>53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326" calcext:value-type="float">
            <text:p>52.7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396" calcext:value-type="float">
            <text:p>56.00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808" calcext:value-type="float">
            <text:p>54.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8016" calcext:value-type="float">
            <text:p>52.59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868" calcext:value-type="float">
            <text:p>52.9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6832" calcext:value-type="float">
            <text:p>54.9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156" calcext:value-type="float">
            <text:p>54.08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8456" calcext:value-type="float">
            <text:p>51.9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354" calcext:value-type="float">
            <text:p>53.72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048" calcext:value-type="float">
            <text:p>54.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0926" calcext:value-type="float">
            <text:p>53.89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62" calcext:value-type="float">
            <text:p>53.8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232" calcext:value-type="float">
            <text:p>51.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8824" calcext:value-type="float">
            <text:p>53.3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6132" calcext:value-type="float">
            <text:p>54.39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2968" calcext:value-type="float">
            <text:p>53.9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586" calcext:value-type="float">
            <text:p>53.23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3056" calcext:value-type="float">
            <text:p>53.1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1688" calcext:value-type="float">
            <text:p>52.6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8848" calcext:value-type="float">
            <text:p>52.7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28384" calcext:value-type="float">
            <text:p>52.73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6260915439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96" meta:object-count="0"/>
    <meta:user-defined meta:name="AppVersion">3.0</meta:user-defined>
  </office:meta>
</office:document-meta>
</file>